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 draw:fill-color="#ffffff"/>
      <style:text-properties fo:font-size="13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{ID doc, N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7cm" svg:height="2.453cm" svg:x="2.75cm" svg:y="5.935cm">
          <draw:text-box>
            <text:p text:style-name="P6"><text:span text:style-name="T2">Inverted index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3.747cm" svg:height="3.486cm" svg:x="2.993cm" svg:y="8.633cm">
            <draw:text-box>
              <text:p><text:span text:style-name="T3">plane <text:s/>would you <text:s text:c="2"/>prohibited objects <text:s/>you as may not take th no knives <text:s/>guns spears <text:s/>armthin</text:span></text:p>
            </draw:text-box>
          </draw:frame>
          <draw:custom-shape draw:style-name="gr9" draw:text-style-name="P10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6.779cm" svg:y1="12.264cm" svg:x2="10.193cm" svg:y2="15.679cm">
            <text:p/>
          </draw:line>
          <draw:line draw:style-name="gr11" draw:text-style-name="P11" draw:layer="layout" svg:x1="6.495cm" svg:y1="11.98cm" svg:x2="10.193cm" svg:y2="15.679cm">
            <text:p/>
          </draw:line>
          <draw:custom-shape draw:style-name="gr12" draw:text-style-name="P12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54M12S</meta:editing-duration>
    <meta:editing-cycles>9</meta:editing-cycles>
    <meta:generator>LibreOffice/25.2.7.2$Windows_X86_64 LibreOffice_project/5cbfd1ab6520636bb5f7b99185aa69bd7456825d</meta:generator>
    <dc:date>2026-01-03T11:55:47.552554200</dc:date>
    <meta:document-statistic meta:object-count="16"/>
  </office:meta>
</office:document-meta>
</file>